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styles.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728in" fo:break-before="auto" style:use-optimal-row-height="true"/>
    </style:style>
    <style:style style:name="ro3" style:family="table-row">
      <style:table-row-properties style:row-height="0.3209in" fo:break-before="auto" style:use-optimal-row-height="true"/>
    </style:style>
    <style:style style:name="ro4" style:family="table-row">
      <style:table-row-properties style:row-height="0.2484in" fo:break-before="auto" style:use-optimal-row-height="false"/>
    </style:style>
    <style:style style:name="ro5" style:family="table-row">
      <style:table-row-properties style:row-height="0.352in" fo:break-before="auto" style:use-optimal-row-height="false"/>
    </style:style>
    <style:style style:name="ro6" style:family="table-row">
      <style:table-row-properties style:row-height="0.2898in" fo:break-before="auto" style:use-optimal-row-height="false"/>
    </style:style>
    <style:style style:name="ro7" style:family="table-row">
      <style:table-row-properties style:row-height="0.3102in" fo:break-before="auto" style:use-optimal-row-height="false"/>
    </style:style>
    <style:style style:name="ro8" style:family="table-row">
      <style:table-row-properties style:row-height="0.3728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in" fo:break-before="auto" style:use-optimal-row-height="false"/>
    </style:style>
    <style:style style:name="ro14" style:family="table-row">
      <style:table-row-properties style:row-height="0.3209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in" fo:break-before="auto" style:use-optimal-row-height="true"/>
    </style:style>
    <style:style style:name="ro17" style:family="table-row">
      <style:table-row-properties style:row-height="0.3311in" fo:break-before="auto" style:use-optimal-row-height="false"/>
    </style:style>
    <style:style style:name="ro18" style:family="table-row">
      <style:table-row-properties style:row-height="0.3063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text:p>
          </table:table-cell>
          <table:table-cell office:value-type="string" calcext:value-type="string">
            <text:p>مطلق</text:p>
          </table:table-cell>
          <table:table-cell table:style-name="ce1"/>
          <table:table-cell table:number-columns-repeated="1021"/>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3">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4">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5">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وگارتھم</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office:annotation draw:style-name="gr1" draw:text-style-name="P2" svg:width="1.1343in" svg:height="0.3902in" svg:x="5.2917in" svg:y="47.0035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3">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3">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3">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3">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3">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3">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3">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3">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3">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text:p>
          </table:table-cell>
          <table:table-cell office:value-type="string" calcext:value-type="string">
            <text:p>سرحدی قیمت مسئلہ</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3">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6">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7">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7">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سکت</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1.1343in" svg:height="0.8567in" svg:x="5.2917in" svg:y="145.0165in" draw:caption-point-x="-0.2138in" draw:caption-point-y="-113.6559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s (as those of fourier series)</text:p>
          </table:table-cell>
          <table:table-cell office:value-type="string" calcext:value-type="string">
            <text:p>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3">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3">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8">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قالب، 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ضیاع مرکز، قالبی ضیاع</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خلائی قالب، لوہا قالب، بے قالب</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3">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2" svg:width="1.1413in" svg:height="0.3902in" svg:x="10.2165in" svg:y="49.2937in" draw:caption-point-x="-0.2067in" draw:caption-point-y="0.894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3">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displacement vector</text:p>
          </table:table-cell>
          <table:table-cell office:value-type="string" calcext:value-type="string">
            <text:p>ہٹاو: 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 Albert Einstein</text:p>
          </table:table-cell>
          <table:table-cell office:value-type="string" calcext:value-type="string">
            <text:p>البرت آئن ش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 address</text:p>
          </table:table-cell>
          <table:table-cell office:value-type="string" calcext:value-type="string">
            <text:p>برقیاتی پتہ</text:p>
          </table:table-cell>
          <table:table-cell table:number-columns-repeated="1022"/>
        </table:table-row>
        <table:table-row table:style-name="ro3">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and uniqueness (of solution)</text:p>
          </table:table-cell>
          <table:table-cell office:value-type="string" calcext:value-type="string">
            <text:p>حل کی وجودیت اور یکتائ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3">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رتبی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3">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3">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e, holes, [electron]</text:p>
          </table:table-cell>
          <table:table-cell office:value-type="string" calcext:value-type="string">
            <text:p>خلو، خلووں،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3">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3">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 value problem</text:p>
          </table:table-cell>
          <table:table-cell office:value-type="string" calcext:value-type="string">
            <text:p>ابتدائی قیمت مسئ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8">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3">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3">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اعدا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اعدا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3">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3">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meter</text:p>
          </table:table-cell>
          <table:table-cell office:value-type="string" calcext:value-type="string">
            <text:p>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ssive component, active component eg resistor, transistor</text:p>
          </table:table-cell>
          <table:table-cell office:value-type="string" calcext:value-type="string">
            <text:p>غیر عامل جزو، عامل جزو</text:p>
          </table:table-cell>
          <table:table-cell table:number-columns-repeated="1022"/>
        </table:table-row>
        <table:table-row table:style-name="ro1">
          <table:table-cell office:value-type="string" calcext:value-type="string">
            <text:p>password</text:p>
          </table:table-cell>
          <table:table-cell office:value-type="string" calcext:value-type="string">
            <text:p>کھل جا سم سم، <text:s text:c="3"/>سم سم، <text:s text:c="4"/>خفیہ لفظ</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3">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3">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3">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3">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3">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product, dot product</text:p>
          </table:table-cell>
          <table:table-cell office:value-type="string" calcext:value-type="string">
            <text:p>غیر سمتی ضرب، نقطہ ضرب</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3">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3">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3">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3">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7">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3">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مطلق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table:style-name="ce6"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3">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3">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text:s/>uniqueness (and existence of solutions)</text:p>
          </table:table-cell>
          <table:table-cell office:value-type="string" calcext:value-type="string">
            <text:p>یکتائیت اور وجودیت</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3">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 vector variable</text:p>
          </table:table-cell>
          <table:table-cell office:value-type="string" calcext:value-type="string">
            <text:p>سمتیہ:سمتی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3">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3">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3">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7">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7">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5">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97">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126in" draw:z-index="0" draw:style-name="gr3" draw:text-style-name="P3" svg:width="0.3327in" svg:height="0.2004in" svg:x="0.3276in" svg:y="0.35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D6" table:end-x="0.8012in" table:end-y="0.1472in" draw:z-index="1" draw:style-name="gr3" draw:text-style-name="P3" svg:width="0.1776in" svg:height="0.2004in" svg:x="0.6236in" svg:y="0.3713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311in" table:end-y="0.2102in" draw:z-index="3" draw:style-name="gr3" draw:text-style-name="P3" svg:width="0.5134in" svg:height="0.2094in" svg:x="0.6098in" svg:y="0.321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2087in" draw:z-index="2" draw:style-name="gr3" draw:text-style-name="P3" svg:width="0.5169in" svg:height="0.2087in" svg:x="0.3067in" svg:y="0.326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3" draw:text-style-name="P3" svg:width="0.552in" svg:height="0.2091in" svg:x="0.3067in" svg:y="0.2075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2654in" table:end-y="0.0469in" draw:z-index="5" draw:style-name="gr3" draw:text-style-name="P3" svg:width="0.5484in" svg:height="0.2091in" svg:x="0.6091in" svg:y="0.1685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3" draw:text-style-name="P3" svg:width="0.1776in" svg:height="0.2091in" svg:x="0.2862in" svg:y="0.340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764in" table:end-y="0.2094in" draw:z-index="7" draw:style-name="gr3" draw:text-style-name="P3" svg:width="0.1776in" svg:height="0.2087in" svg:x="0.4988in" svg:y="0.3457in">
              <draw:object xlink:href="./Object 8" xlink:type="simple" xlink:show="embed" xlink:actuate="onLoad">
                <loext:p/>
              </draw:object>
              <draw:image xlink:href="./ObjectReplacements/Object 8" xlink:type="simple" xlink:show="embed" xlink:actuate="onLoad"/>
            </draw:frame>
            <draw:frame table:end-cell-address="symbols.D13" table:end-x="0.698in" table:end-y="0.2094in" draw:z-index="9" draw:style-name="gr3" draw:text-style-name="P3" svg:width="0.1992in" svg:height="0.2087in" svg:x="0.4988in" svg:y="0.3457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3" draw:text-style-name="P3" svg:width="0.1992in" svg:height="0.2091in" svg:x="0.2535in" svg:y="0.35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3" draw:text-style-name="P3" svg:width="0.1772in" svg:height="0.2094in" svg:x="0.2957in" svg:y="0.3646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3" draw:text-style-name="P3" svg:width="0.1677in" svg:height="0.1929in" svg:x="0.3945in" svg:y="0.3697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3" draw:text-style-name="P3" svg:width="0.1992in" svg:height="0.2091in" svg:x="0.413in" svg:y="0.393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7">00/00/0000</text:date>, <text:time style:data-style-name="N2" text:time-value="10:33:34.34141077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2-01-27T10:34:20.385831844</dc:date>
    <meta:editing-duration>P11DT22H35M32S</meta:editing-duration>
    <meta:editing-cycles>860</meta:editing-cycles>
    <meta:generator>LibreOffice/6.4.7.2$Linux_X86_64 LibreOffice_project/40$Build-2</meta:generator>
    <meta:document-statistic meta:table-count="2" meta:cell-count="207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